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01bf6c" officeooo:paragraph-rsid="0001b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{{upper:name}}</text:p>
      <text:p text:style-name="Standard">E-Mail: {{lower:email}}</text:p>
      <text:p text:style-name="Standard">Kommentar: {{nl2br:kommentar}}</text:p>
      <text:p text:style-name="Standard">Geburtstag: {{date:geburtstag|d.m.Y}}</text:p>
      <text:p text:style-name="Standard">Umsatz: {{number:umsatz|2}} EUR</text:p>
      <text:p text:style-name="P1">Umsatz: {{currency:umsatz}}</text:p>
      <text:p text:style-name="Standard"/>
      <text:p text:style-name="Standard">{{#if:is_admin}}</text:p>
      <text:p text:style-name="Standard">Hallo Admin!</text:p>
      <text:p text:style-name="Standard">{{#else}}</text:p>
      <text:p text:style-name="Standard">Hallo Nutzer!</text:p>
      <text:p text:style-name="Standard">{{#endif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0T21:42:12.271967833</meta:creation-date>
    <meta:editing-duration>PT31M26S</meta:editing-duration>
    <meta:editing-cycles>4</meta:editing-cycles>
    <dc:date>2025-04-17T18:02:34.309911721</dc:date>
    <meta:document-statistic meta:table-count="0" meta:image-count="0" meta:object-count="0" meta:page-count="1" meta:paragraph-count="11" meta:word-count="20" meta:character-count="228" meta:non-whitespace-character-count="219"/>
  </office:meta>
</office:document-meta>
</file>